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B0000019F89AAEBB861AC27A4.png" manifest:media-type="image/png"/>
  <manifest:file-entry manifest:full-path="Pictures/1000000000000374000000B3A82842773F3236A6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ea9f" officeooo:paragraph-rsid="0005ea9f"/>
    </style:style>
    <style:style style:name="T1" style:family="text">
      <style:text-properties officeooo:rsid="0007d3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Изображение1" text:anchor-type="paragraph" svg:width="17cm" svg:height="3.441cm" draw:z-index="0"><draw:image xlink:href="Pictures/1000000000000374000000B3A82842773F3236A6.png" xlink:type="simple" xlink:show="embed" xlink:actuate="onLoad" loext:mime-type="image/png"/></draw:frame>Ответ: SO CLOSE NO MATTER HOW FAR</text:p>
      <text:p text:style-name="P1"/>
      <text:p text:style-name="P1"><draw:frame draw:style-name="fr1" draw:name="Изображение2" text:anchor-type="paragraph" svg:width="17cm" svg:height="7.387cm" draw:z-index="1"><draw:image xlink:href="Pictures/10000000000003BB0000019F89AAEBB861AC27A4.png" xlink:type="simple" xlink:show="embed" xlink:actuate="onLoad" loext:mime-type="image/png"/></draw:frame>Ответ: 1) Шифр цезаря, ключ: 13 <text:span text:style-name="T1">ihgx <text:s/>ujid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0T16:07:42.623876874</meta:creation-date>
    <dc:date>2020-04-20T16:36:10.068081571</dc:date>
    <meta:editing-duration>PT8M17S</meta:editing-duration>
    <meta:editing-cycles>1</meta:editing-cycles>
    <meta:document-statistic meta:table-count="0" meta:image-count="2" meta:object-count="0" meta:page-count="1" meta:paragraph-count="2" meta:word-count="15" meta:character-count="76" meta:non-whitespace-character-count="61"/>
    <meta:generator>LibreOffice/6.3.5.2$Linux_X86_64 LibreOffice_project/30$Build-2</meta:generator>
  </office:meta>
</office:document-meta>
</file>